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Хорошо, вот полный список терминов, понятий и их описание, разбитый по категориям:</text:p>
      <text:h text:style-name="Heading_20_3" text:outline-level="3">Основы CSS:</text:h>
      <text:list xml:id="list6878440546643441576" text:style-name="L1">
        <text:list-item>
          <text:p text:style-name="P13"><text:span text:style-name="Strong_20_Emphasis">Синтаксис CSS:</text:span> Способ написания правил CSS, включающий селекторы, свойства и их значения.</text:p>
        </text:list-item>
        <text:list-item>
          <text:p text:style-name="P13"><text:span text:style-name="Strong_20_Emphasis">Правила и приоритеты CSS:</text:span> Порядок применения стилей к элементам веб-страницы в соответствии с каскадностью и специфичностью правил.</text:p>
        </text:list-item>
        <text:list-item>
          <text:p text:style-name="P13"><text:span text:style-name="Strong_20_Emphasis">Каскадность и наследование:</text:span> Процесс применения стилей от родительских элементов к дочерним и перезапись стилей при наличии конфликтов.</text:p>
        </text:list-item>
        <text:list-item>
          <text:p text:style-name="P2"><text:span text:style-name="Strong_20_Emphasis">Комментарии в CSS:</text:span> Способ добавления комментариев в код CSS для пояснения его структуры и функциональности.</text:p>
        </text:list-item>
      </text:list>
      <text:h text:style-name="Heading_20_3" text:outline-level="3">Селекторы:</text:h>
      <text:list xml:id="list222332311888330700" text:style-name="L2">
        <text:list-item>
          <text:p text:style-name="P14"><text:span text:style-name="Strong_20_Emphasis">Типовые селекторы:</text:span> Способы выбора элементов HTML для применения стилей, такие как селекторы элементов, классов и идентификаторов.</text:p>
        </text:list-item>
        <text:list-item>
          <text:p text:style-name="P14"><text:span text:style-name="Strong_20_Emphasis">Псевдоклассы и псевдоэлементы:</text:span> Дополнительные селекторы, используемые для стилизации элементов на основе их состояния или позиции в структуре документа.</text:p>
        </text:list-item>
        <text:list-item>
          <text:p text:style-name="P3"><text:span text:style-name="Strong_20_Emphasis">Сложные и комбинированные селекторы:</text:span> Селекторы, объединяющие несколько условий выбора для точного определения элементов.</text:p>
        </text:list-item>
      </text:list>
      <text:h text:style-name="Heading_20_3" text:outline-level="3">Свойства и значения:</text:h>
      <text:list xml:id="list4759412697782866674" text:style-name="L3">
        <text:list-item>
          <text:p text:style-name="P15"><text:span text:style-name="Strong_20_Emphasis">Оформление текста:</text:span> CSS свойства для изменения внешнего вида текста, такие как шрифт, размер, цвет и выравнивание.</text:p>
        </text:list-item>
        <text:list-item>
          <text:p text:style-name="P15"><text:span text:style-name="Strong_20_Emphasis">Фоны:</text:span> Свойства CSS для настройки фоновых изображений, цветов, градиентов и других параметров заднего плана элементов.</text:p>
        </text:list-item>
        <text:list-item>
          <text:p text:style-name="P15"><text:span text:style-name="Strong_20_Emphasis">Границы и обводки:</text:span> CSS свойства для установки стилей, цветов и размеров границ элементов.</text:p>
        </text:list-item>
        <text:list-item>
          <text:p text:style-name="P4"><text:span text:style-name="Strong_20_Emphasis">Позиционирование элементов:</text:span> CSS свойства для управления расположением элементов на веб-странице, включая плавающие элементы и позиционирование по координатам.</text:p>
        </text:list-item>
      </text:list>
      <text:h text:style-name="Heading_20_3" text:outline-level="3">Макетирование и форматирование:</text:h>
      <text:list xml:id="list3637940755878614206" text:style-name="L4">
        <text:list-item>
          <text:p text:style-name="P16"><text:span text:style-name="Strong_20_Emphasis">Блочная и строчная модели форматирования:</text:span> Подходы к оформлению элементов веб-страницы, основанные на их типе и структуре.</text:p>
        </text:list-item>
        <text:list-item>
          <text:p text:style-name="P16"><text:span text:style-name="Strong_20_Emphasis">Flexbox и Grid Layout:</text:span> CSS методы для создания гибких и адаптивных макетов с использованием гибких контейнеров и сеток.</text:p>
        </text:list-item>
        <text:list-item>
          <text:p text:style-name="P16"><text:span text:style-name="Strong_20_Emphasis">Выравнивание элементов:</text:span> CSS свойства для центрирования и выравнивания элементов по горизонтали и вертикали.</text:p>
        </text:list-item>
        <text:list-item>
          <text:p text:style-name="P5"><text:span text:style-name="Strong_20_Emphasis">Работа с отступами и полями:</text:span> CSS свойства для управления отступами и полями вокруг элементов для создания пустого пространства и улучшения визуального восприятия макета.</text:p>
        </text:list-item>
      </text:list>
      <text:h text:style-name="Heading_20_3" text:outline-level="3">Работа с изображениями и мультимедиа:</text:h>
      <text:list xml:id="list4759435506936636654" text:style-name="L5">
        <text:list-item>
          <text:p text:style-name="P17"><text:span text:style-name="Strong_20_Emphasis">Обработка изображений:</text:span> CSS свойства для управления изображениями, включая их <text:soft-page-break/>размеры, обрезку, фильтры и эффекты.</text:p>
        </text:list-item>
        <text:list-item>
          <text:p text:style-name="P17"><text:span text:style-name="Strong_20_Emphasis">Видео и аудио веб-элементы:</text:span> Интеграция и стилизация мультимедийных элементов на веб-странице с помощью CSS.</text:p>
        </text:list-item>
        <text:list-item>
          <text:p text:style-name="P6"><text:span text:style-name="Strong_20_Emphasis">SVG графика и анимации:</text:span> Создание и анимация векторной графики на веб-странице с использованием SVG и CSS.</text:p>
        </text:list-item>
      </text:list>
      <text:h text:style-name="Heading_20_3" text:outline-level="3">Анимация и трансформация:</text:h>
      <text:list xml:id="list7879001548518064890" text:style-name="L6">
        <text:list-item>
          <text:p text:style-name="P18"><text:span text:style-name="Strong_20_Emphasis">Плавные переходы и ключевые кадры:</text:span> CSS свойства для создания анимаций с плавными переходами между состояниями элементов и ключевыми кадрами анимации.</text:p>
        </text:list-item>
        <text:list-item>
          <text:p text:style-name="P18"><text:span text:style-name="Strong_20_Emphasis">Трансформации:</text:span> CSS свойства для применения различных преобразований к элементам, таких как перемещение, вращение, масштабирование и наклон.</text:p>
        </text:list-item>
        <text:list-item>
          <text:p text:style-name="P7"><text:span text:style-name="Strong_20_Emphasis">Анимация свойств:</text:span> Анимация стилевых свойств элементов, таких как цвет, размер и прозрачность, с помощью CSS.</text:p>
        </text:list-item>
      </text:list>
      <text:h text:style-name="Heading_20_3" text:outline-level="3">Адаптивный дизайн и медиазапросы:</text:h>
      <text:list xml:id="list4723269350630370268" text:style-name="L7">
        <text:list-item>
          <text:p text:style-name="P19"><text:span text:style-name="Strong_20_Emphasis">Медиазапросы и их синтаксис:</text:span> CSS инструкции для применения стилей в зависимости от характеристик устройства, таких как ширина экрана и ориентация.</text:p>
        </text:list-item>
        <text:list-item>
          <text:p text:style-name="P19"><text:span text:style-name="Strong_20_Emphasis">Гибкие и адаптивные макеты:</text:span> Создание макетов, которые могут адаптироваться к различным размерам экранов и устройств с помощью CSS техник.</text:p>
        </text:list-item>
        <text:list-item>
          <text:p text:style-name="P8"><text:span text:style-name="Strong_20_Emphasis">Ретинизация и мобильные устройства:</text:span> Улучшение качества изображений и контента для устройств с высокой плотностью пикселей и оптимизация макета для мобильных устройств.</text:p>
        </text:list-item>
      </text:list>
      <text:h text:style-name="Heading_20_3" text:outline-level="3">Кроссбраузерная совместимость и вендорные префиксы:</text:h>
      <text:list xml:id="list8802192582236716423" text:style-name="L8">
        <text:list-item>
          <text:p text:style-name="P20"><text:span text:style-name="Strong_20_Emphasis">Префиксы для поддержки старых версий браузеров:</text:span> Добавление префиксов к CSS свойствам для обеспечения совместимости с устаревшими версиями браузеров.</text:p>
        </text:list-item>
        <text:list-item>
          <text:p text:style-name="P9"><text:span text:style-name="Strong_20_Emphasis">Тестирование и отладка CSS кода:</text:span> Процесс проверки и исправления ошибок в CSS коде для обеспечения его корректной работы на различных браузерах и устройствах.</text:p>
        </text:list-item>
      </text:list>
      <text:h text:style-name="Heading_20_3" text:outline-level="3">Использование инструментов и фреймворков:</text:h>
      <text:list xml:id="list7291021906655887815" text:style-name="L9">
        <text:list-item>
          <text:p text:style-name="P21"><text:span text:style-name="Strong_20_Emphasis">Препроцессоры CSS:</text:span> Инструменты, позволяющие использовать расширенный синтаксис для написания CSS, такие как Sass, Less и Stylus.</text:p>
        </text:list-item>
        <text:list-item>
          <text:p text:style-name="P21"><text:span text:style-name="Strong_20_Emphasis">CSS фреймворки:</text:span> Готовые наборы CSS стилей и компонентов, упрощающие создание стильных и адаптивных веб-интерфейсов, такие как Bootstrap и Foundation.</text:p>
        </text:list-item>
        <text:list-item>
          <text:p text:style-name="P10"><text:span text:style-name="Strong_20_Emphasis">Инструменты для автоматизации сборки и оптимизации CSS:</text:span> Средства автоматизации процессов разработки и оптимизации CSS кода, такие как Gulp, Grunt и Webpack.</text:p>
        </text:list-item>
      </text:list>
      <text:h text:style-name="Heading_20_3" text:outline-level="3">Локализация и интернационализация:</text:h>
      <text:list xml:id="list6843238055875110818" text:style-name="L10">
        <text:list-item>
          <text:p text:style-name="P22"><text:span text:style-name="Strong_20_Emphasis">Поддержка различных языков и алфавитов:</text:span> Создание веб-страниц, которые могут отображаться на различных языках и использовать различные алфавиты.</text:p>
        </text:list-item>
        <text:list-item>
          <text:p text:style-name="P11"><text:span text:style-name="Strong_20_Emphasis">Адаптация дизайна под различные культурные контексты:</text:span> Учет культурных особенностей и предпочтений пользователей при разработке веб-дизайна и стилей.</text:p>
        </text:list-item>
      </text:list>
      <text:h text:style-name="Heading_20_3" text:outline-level="3">Лучшие практики и оптимизация:</text:h>
      <text:list xml:id="list1676351569244890195" text:style-name="L11">
        <text:list-item>
          <text:p text:style-name="P23"><text:span text:style-name="Strong_20_Emphasis">Оптимизация производительности CSS:</text:span> Улучшение скорости загрузки и <text:soft-page-break/>выполнения CSS кода путем оптимизации структуры и размера файлов.</text:p>
        </text:list-item>
        <text:list-item>
          <text:p text:style-name="P23"><text:span text:style-name="Strong_20_Emphasis">Минификация и сжатие кода:</text:span> Уменьшение размера CSS файлов путем удаления лишних пробелов, комментариев и форматирования.</text:p>
        </text:list-item>
        <text:list-item>
          <text:p text:style-name="P12"><text:span text:style-name="Strong_20_Emphasis">Семантический и доступный дизайн:</text:span> Создание веб-интерфейсов с учетом семантики HTML и доступности для пользователей с ограниченными возможностями.</text:p>
        </text:list-item>
      </text:list>
      <text:p text:style-name="Text_20_body">Этот список терминов и понятий поможет вам лучше понять основы и продвинутые техники CSS и использовать их эффективно при разработке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0:50:56.14</dc:date>
    <meta:document-statistic meta:table-count="0" meta:image-count="0" meta:object-count="0" meta:page-count="3" meta:paragraph-count="50" meta:word-count="689" meta:character-count="5177"/>
    <dc:creator>Dima Wide</dc:creator>
    <meta:user-defined meta:name="Info 1"/>
    <meta:user-defined meta:name="Info 2"/>
    <meta:user-defined meta:name="Info 3"/>
    <meta:user-defined meta:name="Info 4"/>
  </office:meta>
</office:document-meta>
</file>